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egoe UI', Arial, Tahom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widows="1" fo:text-indent="0cm" style:auto-text-indent="false"/>
    </style:style>
    <style:style style:name="P2" style:family="paragraph" style:parent-style-name="Standard">
      <style:paragraph-properties fo:margin-left="0cm" fo:margin-right="0cm" fo:text-align="start" style:justify-single-word="false" fo:widows="1" fo:text-indent="0cm" style:auto-text-indent="false"/>
      <style:text-properties officeooo:rsid="000c2106" officeooo:paragraph-rsid="000c2106"/>
    </style:style>
    <style:style style:name="P3" style:family="paragraph" style:parent-style-name="Standard">
      <style:paragraph-properties fo:margin-left="0cm" fo:margin-right="0cm" fo:text-align="start" style:justify-single-word="false" fo:widows="1" fo:text-indent="0cm" style:auto-text-indent="false"/>
      <style:text-properties officeooo:rsid="000c593c" officeooo:paragraph-rsid="000c593c"/>
    </style:style>
    <style:style style:name="P4" style:family="paragraph" style:parent-style-name="Standard">
      <style:paragraph-properties fo:margin-left="0cm" fo:margin-right="0cm" fo:text-align="start" style:justify-single-word="false" fo:widows="1" fo:text-indent="0cm" style:auto-text-indent="false"/>
      <style:text-properties officeooo:rsid="000dee32" officeooo:paragraph-rsid="000dee32"/>
    </style:style>
    <style:style style:name="P5" style:family="paragraph" style:parent-style-name="Standard">
      <style:paragraph-properties fo:margin-left="0cm" fo:margin-right="0cm" fo:text-align="start" style:justify-single-word="false" fo:widows="1" fo:text-indent="0cm" style:auto-text-indent="false"/>
      <style:text-properties officeooo:rsid="000fc5ad" officeooo:paragraph-rsid="000fc5ad"/>
    </style:style>
    <style:style style:name="P6" style:family="paragraph" style:parent-style-name="Standard">
      <style:paragraph-properties fo:margin-left="0cm" fo:margin-right="0cm" fo:text-align="start" style:justify-single-word="false" fo:widows="1" fo:text-indent="0cm" style:auto-text-indent="false"/>
      <style:text-properties fo:text-transform="uppercase" fo:color="#990099" style:text-line-through-style="none" style:text-line-through-type="none" style:font-name="Verdana" fo:font-size="10.5pt" fo:letter-spacing="normal" fo:font-style="normal" style:text-underline-style="none" fo:font-weight="bold" officeooo:rsid="000c2106" officeooo:paragraph-rsid="000c2106" style:text-blinking="false" fo:padding="0cm" fo:border="none"/>
    </style:style>
    <style:style style:name="P7"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c593c" officeooo:paragraph-rsid="000c593c"/>
    </style:style>
    <style:style style:name="P8"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dee32" officeooo:paragraph-rsid="000dee32"/>
    </style:style>
    <style:style style:name="P9"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fc5ad" officeooo:paragraph-rsid="000fc5ad"/>
    </style:style>
    <style:style style:name="P10" style:family="paragraph" style:parent-style-name="Standard">
      <style:paragraph-properties fo:margin-left="0cm" fo:margin-right="0cm" fo:text-align="start" style:justify-single-word="false" fo:widows="1" fo:text-indent="0cm" style:auto-text-indent="false"/>
      <style:text-properties officeooo:rsid="001188aa" officeooo:paragraph-rsid="001188aa"/>
    </style:style>
    <style:style style:name="P11" style:family="paragraph" style:parent-style-name="Standard">
      <style:paragraph-properties fo:margin-left="0cm" fo:margin-right="0cm" fo:text-align="start" style:justify-single-word="false" fo:widows="1" fo:text-indent="0cm" style:auto-text-indent="false"/>
      <style:text-properties officeooo:rsid="0011c6d7" officeooo:paragraph-rsid="0011c6d7"/>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normal" officeooo:rsid="000c2106"/>
    </style:style>
    <style:style style:name="T3" style:family="text">
      <style:text-properties fo:font-variant="normal" fo:text-transform="none" fo:color="#252525" style:font-name="sans-serif" fo:font-size="10.5pt" fo:letter-spacing="normal" fo:font-style="normal" fo:font-weight="normal" officeooo:rsid="000c593c"/>
    </style:style>
    <style:style style:name="T4" style:family="text">
      <style:text-properties fo:font-variant="normal" fo:text-transform="none" fo:color="#252525" style:font-name="sans-serif" fo:font-size="10.5pt" fo:letter-spacing="normal" fo:font-style="normal" fo:font-weight="normal" officeooo:rsid="000dee32"/>
    </style:style>
    <style:style style:name="T5" style:family="text">
      <style:text-properties fo:font-variant="normal" fo:text-transform="none" fo:color="#252525" style:font-name="sans-serif" fo:font-size="10.5pt" fo:letter-spacing="normal" fo:font-style="normal" fo:font-weight="normal" officeooo:rsid="000fc5ad"/>
    </style:style>
    <style:style style:name="T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252525" style:text-line-through-style="none" style:text-line-through-type="none" style:font-name="sans-serif" fo:font-size="10.5pt" fo:letter-spacing="normal" fo:font-style="normal" style:text-underline-style="none" fo:font-weight="normal" officeooo:rsid="000c2106" style:text-blinking="false"/>
    </style:style>
    <style:style style:name="T8" style:family="text">
      <style:text-properties fo:font-variant="normal" fo:text-transform="none" fo:color="#252525" style:text-position="super 58%" style:font-name="sans-serif" fo:font-size="10.5pt" fo:letter-spacing="normal" fo:font-style="normal" fo:font-weight="normal" officeooo:rsid="000fc5ad"/>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officeooo:rsid="001188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igeria</text:p>
      <text:p text:style-name="P2"/>
      <text:p text:style-name="P1"><text:span text:style-name="T1">Nigeria is located in </text:span><text:a xlink:type="simple" xlink:href="http://en.wikipedia.org/wiki/West_Africa"><text:span text:style-name="T9">West Africa</text:span></text:a><text:span text:style-name="T6"> </text:span><text:span text:style-name="T1">and shares land borders with the Republic of </text:span><text:a xlink:type="simple" xlink:href="http://en.wikipedia.org/wiki/Benin">Benin</text:a><text:span text:style-name="T9"> </text:span><text:span text:style-name="T1">in the west, </text:span><text:a xlink:type="simple" xlink:href="http://en.wikipedia.org/wiki/Chad"><text:span text:style-name="T9">Chad</text:span></text:a><text:span text:style-name="T6"> </text:span><text:span text:style-name="T1">and </text:span><text:a xlink:type="simple" xlink:href="http://en.wikipedia.org/wiki/Cameroon"><text:span text:style-name="T9">Cameroon</text:span></text:a><text:span text:style-name="T6"> </text:span><text:span text:style-name="T7">i</text:span><text:span text:style-name="T1">n the east. </text:span><text:span text:style-name="T2">The ruling political party is </text:span><text:span text:style-name="T3">People's Democratic Party, the President is Goodluck Jonathan. Nigeria's currency is Nigerian Naira. Their national anthem is called Arise,O Compatriots. Their national football team's nickname is Super Eagles.</text:span></text:p>
      <text:p text:style-name="P1"/>
      <text:p text:style-name="P7">CHAD</text:p>
      <text:p text:style-name="P3"/>
      <text:p text:style-name="P3"><text:span text:style-name="T1">Chad flag has three colours red, blue and yellow. Chad's capital town is N'Djamena. They have two official languages which are French and Arabic. </text:span><text:span text:style-name="T4">Chad is divided into 22 regions. 80% of Chads population is poor.</text:span></text:p>
      <text:p text:style-name="P3"/>
      <text:p text:style-name="P8">UGANDA</text:p>
      <text:p text:style-name="P4"/>
      <text:p text:style-name="P4"><text:span text:style-name="T5">The ruling political party is National Resistance Movement. </text:span><text:span text:style-name="T1">Uganda's longest river is Nile River, Uganda export a variety of goods they export but I will mention just 3 </text:span><text:span text:style-name="T5">which are Coffee,Tea, and Cotton.They got their independence on the 09</text:span><text:span text:style-name="T8">th</text:span><text:span text:style-name="T5"> of October 1962. They have a population of 35 million. They have 111 districts. </text:span></text:p>
      <text:p text:style-name="P4"/>
      <text:p text:style-name="P9">ETHIOPIA</text:p>
      <text:p text:style-name="P5"/>
      <text:p text:style-name="P5">Ethiopia's life expectancy is 42 years. Their national dish is wat. Their are using a different calender from everyone else, their calender has 13 months. Their national dish is Wat. Their currency is Birr. 1995 they adopted a constitution <text:span text:style-name="T10">replacing Shengo. The country has two self governing authorities which are Capital Addis Ababa and Dire Dawa.</text:span></text:p>
      <text:p text:style-name="P10"/>
      <text:p text:style-name="P10">SENEGAL</text:p>
      <text:p text:style-name="P10"/>
      <text:p text:style-name="P11">The countries name comes from Senegal river. It's capital town is Dakar. Senegal shares its borders few countries like Mali, Gambia, and Guinea. It's has quite a number of large cities, Dakar, Grand Dakar and Pikine. The last population count which was done in 2012 was 13.6 million Their currency is CFA franc (XOF). They speak variety of languages like French, Wolof, Son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egoe UI', Arial, Tahom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3:27:33.453608435</meta:creation-date>
    <meta:editing-duration>PT11M4S</meta:editing-duration>
    <meta:editing-cycles>3</meta:editing-cycles>
    <meta:generator>LibreOffice/4.2.8.2$Linux_X86_64 LibreOffice_project/420m0$Build-2</meta:generator>
    <dc:date>2015-05-07T10:04:16.223929249</dc:date>
    <meta:document-statistic meta:table-count="0" meta:image-count="0" meta:object-count="0" meta:page-count="1" meta:paragraph-count="10" meta:word-count="270" meta:character-count="1660" meta:non-whitespace-character-count="1399"/>
  </office:meta>
</office:document-meta>
</file>